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30f1" officeooo:paragraph-rsid="001e30f1"/>
    </style:style>
    <style:style style:name="P2" style:family="paragraph" style:parent-style-name="Standard">
      <style:text-properties officeooo:paragraph-rsid="001e6845"/>
    </style:style>
    <style:style style:name="P3" style:family="paragraph" style:parent-style-name="Standard">
      <style:text-properties officeooo:paragraph-rsid="001fb371"/>
    </style:style>
    <style:style style:name="P4" style:family="paragraph" style:parent-style-name="Standard">
      <style:text-properties officeooo:paragraph-rsid="002159a6"/>
    </style:style>
    <style:style style:name="P5" style:family="paragraph" style:parent-style-name="Standard">
      <style:text-properties officeooo:paragraph-rsid="002254d1"/>
    </style:style>
    <style:style style:name="P6" style:family="paragraph" style:parent-style-name="Standard">
      <style:text-properties officeooo:paragraph-rsid="0023f0dd"/>
    </style:style>
    <style:style style:name="P7" style:family="paragraph" style:parent-style-name="Standard">
      <style:text-properties officeooo:paragraph-rsid="00243a2e"/>
    </style:style>
    <style:style style:name="P8" style:family="paragraph" style:parent-style-name="Standard">
      <style:text-properties officeooo:paragraph-rsid="0027db46"/>
    </style:style>
    <style:style style:name="P9" style:family="paragraph" style:parent-style-name="Standard">
      <style:text-properties fo:font-style="italic" fo:font-weight="bold" officeooo:rsid="001f1b78" officeooo:paragraph-rsid="001f1b78" style:font-style-asian="italic" style:font-weight-asian="bold" style:font-style-complex="italic" style:font-weight-complex="bold"/>
    </style:style>
    <style:style style:name="P10" style:family="paragraph" style:parent-style-name="Standard">
      <style:text-properties fo:font-style="italic" fo:background-color="transparent" style:font-style-asian="italic" style:font-style-complex="italic"/>
    </style:style>
    <style:style style:name="P11" style:family="paragraph" style:parent-style-name="Standard">
      <style:text-properties officeooo:rsid="001f1b78" officeooo:paragraph-rsid="001f1b78"/>
    </style:style>
    <style:style style:name="P12" style:family="paragraph" style:parent-style-name="Standard">
      <style:text-properties officeooo:paragraph-rsid="0029c9f2"/>
    </style:style>
    <style:style style:name="T1" style:family="text">
      <style:text-properties officeooo:rsid="001e6845"/>
    </style:style>
    <style:style style:name="T2" style:family="text">
      <style:text-properties officeooo:rsid="001fb371"/>
    </style:style>
    <style:style style:name="T3" style:family="text">
      <style:text-properties fo:background-color="#ffff00" loext:char-shading-value="0"/>
    </style:style>
    <style:style style:name="T4" style:family="text">
      <style:text-properties officeooo:rsid="0023f0dd" fo:background-color="#ffff00" loext:char-shading-value="0"/>
    </style:style>
    <style:style style:name="T5" style:family="text">
      <style:text-properties officeooo:rsid="0029363f" fo:background-color="#ffff00" loext:char-shading-value="0"/>
    </style:style>
    <style:style style:name="T6" style:family="text">
      <style:text-properties officeooo:rsid="002159a6"/>
    </style:style>
    <style:style style:name="T7" style:family="text">
      <style:text-properties officeooo:rsid="002254d1"/>
    </style:style>
    <style:style style:name="T8" style:family="text">
      <style:text-properties officeooo:rsid="0023f0dd"/>
    </style:style>
    <style:style style:name="T9" style:family="text">
      <style:text-properties officeooo:rsid="00243a2e"/>
    </style:style>
    <style:style style:name="T10" style:family="text">
      <style:text-properties fo:background-color="transparent" loext:char-shading-value="0"/>
    </style:style>
    <style:style style:name="T11" style:family="text">
      <style:text-properties officeooo:rsid="002254d1" fo:background-color="transparent" loext:char-shading-value="0"/>
    </style:style>
    <style:style style:name="T12" style:family="text">
      <style:text-properties officeooo:rsid="00243a2e" fo:background-color="transparent" loext:char-shading-value="0"/>
    </style:style>
    <style:style style:name="T13" style:family="text">
      <style:text-properties officeooo:rsid="0029363f" fo:background-color="transparent" loext:char-shading-value="0"/>
    </style:style>
    <style:style style:name="T14" style:family="text">
      <style:text-properties officeooo:rsid="00261158"/>
    </style:style>
    <style:style style:name="T15" style:family="text">
      <style:text-properties officeooo:rsid="0027db46"/>
    </style:style>
    <style:style style:name="T16" style:family="text">
      <style:text-properties officeooo:rsid="0029c9f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RGO MEZZANONE. DOGS LIVES MATTER.</text:p>
      <text:section text:style-name="Sect1" text:name="jsc_c_38">
        <text:p text:style-name="P1"><text:a xlink:type="simple" xlink:href="https://www.facebook.com/syriandust/posts/3083541251689017">https://www.facebook.com/syriandust/posts/3083541251689017</text:a></text:p>
        <text:p text:style-name="P1"/>
        <text:p text:style-name="P1">1<text:span text:style-name="T14">9</text:span> juin 2020</text:p>
        <text:p text:style-name="P1"/>
        <text:p text:style-name="P9">Encadré mise en contexte sur Borgo Mezzanone, où ça se situe, les camps de réfugiés, les nouvelles.</text:p>
        <text:p text:style-name="P2"/>
        <text:p text:style-name="P2">«<text:span text:style-name="T1">Tu étais là? Vraiment?» me dit le barista à qui je demande un autre café. En fait, je n'ai eu qu'à traverser un champ de blé. Mais c'est Borgo Mezzanone… Borgo Mezzanone, qu'ils ne connaissent que par ce qu'ils ont vu à la télévision. «Et c'est comment?», dit-il.</text:span></text:p>
        <text:p text:style-name="P2"/>
        <text:p text:style-name="P11">Ca n'a jamais existé.</text:p>
        <text:p text:style-name="Standard"/>
        <text:p text:style-name="P10">Di qua dal campo i bianchi, di là i neri. Borgo Mezzanone è uno di quei luoghi da raccontare esattamente perché tutti ti dicono che non c'è niente da raccontare: Sta lì da anni, ti dicono, e che notizia è? - come se una cosa così, a 15 chilometri da Foggia, fosse normale. In quello che chiamano "il Ghetto", abitano 2mila africani. O forse 3mila, 4mila, nessuno ha cifre precise. Nessuno sa cosa c'è dentro. Si sa cosa non c'è, in compenso: non c'è acqua, non c'è elettricità, non c'è fognatura. Solo una striscia di asfalto che era la pista di un aeroporto militare, e ai lati, topaie tirate su con pezzi di legno, lamiere. Teli di iuta. <text:span text:style-name="T3">Non c'è mezzo spazio di ritrovo.</text:span> Non c'è neppure quella <text:span text:style-name="T3">vita di strada</text:span> che anima anche i più duri slum del mondo. Giusto due tavolini in plastica di un bar, e uno spaccio di finte Nike: perché tanto, qui conti solo come lavoratore.</text:p>
        <text:p text:style-name="Standard"/>
        <text:p text:style-name="P5"><text:span text:style-name="T7">Dans le camp, par ici les blancs, par là les noirs. </text:span>Borgo Mezzanone est l'un de ces endroits <text:span text:style-name="T2">dont il faut parler précisement</text:span> parce que tout le monde te dit qu'il n'y a rien à raconter : il<text:span text:style-name="T2">s sont</text:span> là depuis des années, ils te disent, <text:span text:style-name="T2">c'est quoi la </text:span>nouvelle ? <text:span text:style-name="T2">C</text:span>omme si quelque chose comme ça, à <text:span text:style-name="T2">25 kilomètres</text:span> de Foggia, était <text:span text:style-name="T2">tout à fait </text:span>normal. </text:p>
        <text:p text:style-name="P3"/>
        <text:p text:style-name="P3">Dans ce qu'ils appellent ′′le <text:span text:style-name="T2">g</text:span>hetto", il y a 2<text:span text:style-name="T2">000 </text:span>africains. Ou peut-être 3<text:span text:style-name="T2">000</text:span>, <text:span text:style-name="T9">ou </text:span>4<text:span text:style-name="T2">000. Personne </text:span>n'a de chiffres précis. Personne ne sait ce qu'il y a <text:span text:style-name="T2">là-</text:span>dedans. <text:span text:style-name="T2">Par contre, o</text:span>n sait ce qu'il n'y a pas: il n'y a pas d'eau, pas d'électricité, pas d'égout. Juste<text:span text:style-name="T10"> une </text:span><text:span text:style-name="T11">large </text:span><text:span text:style-name="T12">bande</text:span><text:span text:style-name="T11"> </text:span><text:span text:style-name="T10">asphalt</text:span><text:span text:style-name="T11">é</text:span><text:span text:style-name="T10">e </text:span>qui <text:span text:style-name="T2">fut jadis </text:span>la piste d'un aéroport militaire, et sur les côtés, des taudis <text:span text:style-name="T2">fabriqu</text:span>és avec des morceaux de bois <text:span text:style-name="T2">et </text:span>de tôles. <text:span text:style-name="T7">Et avec des sacs de </text:span>jute. <text:span text:style-name="T3">Il n'y a pas de demi-espace de rendez-vous. </text:span>Il n'y a même pas cette <text:span text:style-name="T3">vie de rue </text:span>qui anime même les <text:span text:style-name="T2">bidonvilles</text:span> les plus durs au monde. Juste deux tables en plastique: <text:span text:style-name="T9">u</text:span>n bar et un dealer de fau<text:span text:style-name="T9">sses chaussures </text:span>Nike. <text:span text:style-name="T9">P</text:span>arce qu<text:span text:style-name="T9">'ici, d</text:span>e de toute façon, tu n<text:span text:style-name="T14">'existe pas dans <text:s/>les statistques. Tu n</text:span>e comptes <text:span text:style-name="T14">pas comme </text:span>travailleur.</text:p>
        <text:p text:style-name="Standard"/>
        <text:p text:style-name="P4">Puis parfois, un court-circuit <text:span text:style-name="T6">embrase un câble de fortune </text:span>et <text:span text:style-name="T7">le feu se répand</text:span>. Et <text:span text:style-name="T7">la mort frappe</text:span>.</text:p>
        <text:p text:style-name="Standard"/>
        <text:p text:style-name="P6">L<text:span text:style-name="T8">a dernière victime, </text:span>Mohamed Ben Ali <text:span text:style-name="T8">est mort </text:span>brûlé il y a une semaine. Le 12 juin. <text:span text:style-name="T9">Mais </text:span>personne n'est venu. <text:span text:style-name="T8">Ni maire, ni conseiller, ni député, ni </text:span><text:span text:style-name="T4">pré</text:span><text:span text:style-name="T5">fet</text:span><text:span text:style-name="T4"> région</text:span><text:span text:style-name="T5">al</text:span><text:span text:style-name="T8">. Personne. Même pas un prêtre. </text:span></text:p>
        <text:p text:style-name="P6"/>
        <text:p text:style-name="Standard">Il CARA, il centro per richiedenti asilo, è stato aperto nel 2005. In mezzo al nulla. Ed erano anche gli anni delle inchieste sulle sparizioni dei braccianti dell'est Europa, e delle prime condanne per associazione a delinquere finalizzata alla riduzione in schiavitù - quello su cui nel 2008, Alessandro Leogrande scriverà "Uomini e caporali". Eppure, è proprio qui, nell'aeroporto dismesso la cui pista è il Ghetto, che è stato aperto un CARA: nella tana del lupo. Ora è in chiusura, è quasi vuoto. Una testata locale, Manfredonia News, si è chiesta preoccupata dove finiranno i suoi 23 cani randagi.</text:p>
        <text:p text:style-name="Standard">Senza cibo. Senza acqua. </text:p>
        <text:p text:style-name="Standard"><text:soft-page-break/></text:p>
        <text:p text:style-name="P7">Le CARA, le <text:span text:style-name="T9">C</text:span>entre pour demandeurs d'asile, a été ouvert en 2005. Au milieu de nulle part. <text:span text:style-name="T9">C'était à l'époque </text:span>des enquêtes sur les disparitions d<text:span text:style-name="T9">'</text:span>ouvriers <text:span text:style-name="T9">venus </text:span>d'Europe de l'Est. <text:span text:style-name="T9">C'était à l'époque </text:span>des premières condamnations pour association de malfaiteurs <text:span text:style-name="T10">visant à réduire l'esclavage - ce sur quoi Alessandro Leogrande écrira en 2008 «</text:span><text:span text:style-name="T13">Uomini e caporali»</text:span><text:span text:style-name="T10"> </text:span><text:span text:style-name="T13">(h</text:span><text:span text:style-name="T10">ommes et caporaux</text:span><text:span text:style-name="T13">)</text:span><text:span text:style-name="T10">. </text:span></text:p>
        <text:p text:style-name="P7"/>
        <text:p text:style-name="P7"><text:span text:style-name="T9">E</text:span>t c'est <text:span text:style-name="T9">j</text:span>uste ici, dans <text:span text:style-name="T9">cet </text:span>aéroport abandonné <text:span text:style-name="T9">qui est devenu «le g</text:span>hetto», qu<text:span text:style-name="T9">'il</text:span> a été ouvert : dans la tanière du loup. Maintenant, <text:span text:style-name="T9">le centre </text:span>est fermé, presque vide. Un <text:span text:style-name="T9">journal </text:span>local, Manfredonia News, s'est demandé <text:span text:style-name="T9">comment allaient survivre</text:span> ses 23 chiens errants. Sans nourriture. Sans eau.</text:p>
        <text:p text:style-name="P7"/>
        <text:p text:style-name="P8">Les <text:span text:style-name="T3">opérateurs</text:span> de la CARA ont lancé un appel. Et une <text:span text:style-name="T15">campagne de souscription: «Aidons ces chiens à avoir une vie meilleure!»</text:span></text:p>
        <text:p text:style-name="P7"/>
        <text:p text:style-name="Standard"/>
        <text:p text:style-name="Standard">I 2mila, o forse 3mila, 4mila africani sono solo questo: un numero. Sono sbarcati in Italia tre, quattro, sette, alcuni anche dieci anni fa, dopo un viaggio di cui hanno ancora le cicatrici addosso, fuori e dentro: e da allora, vagano nei gironi danteschi della nostra burocrazia. La nuova legge Bellanova per l'emersione del lavoro nero qui non esiste. Agli imprenditori, la regolarizzazione costa 500 euro a lavoratore, "E che senso ha?", dice Hamala Sissoko, il venditore di Nike, "tanto nessuno controlla". O meglio. Il giorno dell'ispezione, ti avvisano di restare qui. Sono pagati 3 euro l'ora per 10 ore. I furgoncini dei caporali arrivano ogni mattina alle 4, e poi di nuovo alle 6, e si fermano nello slargo davanti alla sede della CGIL. Anche i carabinieri parcheggiano lì, ma arrivano più tardi. Non vengono per i caporali, ma perché sull'autobus per Foggia nessuno salga senza mascherina.</text:p>
        <text:p text:style-name="Standard"/>
        <text:p text:style-name="P8"><text:span text:style-name="T16">Ils sont</text:span> 2<text:span text:style-name="T15">000</text:span>, ou peut-être 3<text:span text:style-name="T15">000</text:span>, <text:span text:style-name="T15">ou peut-être </text:span>4<text:span text:style-name="T15">000</text:span> africains, <text:span text:style-name="T15">ce n'est qu'un nombre après tout</text:span>. Trois, quatre, sept <text:span text:style-name="T16">ou</text:span> dix ans, après un voyage dont ils <text:span text:style-name="T16">porte</text:span>nt encore des cicatrices sur eux. <text:span text:style-name="T16">A</text:span> l'extérieur et à l'intérieur. <text:span text:style-name="T16">E</text:span>t depuis, ils errent <text:span text:style-name="T16">sans fin </text:span>dans les cercles dantesques de notre bureaucratie. </text:p>
        <text:p text:style-name="P8"/>
        <text:p text:style-name="P12">La nouvelle loi Bellanova pour l'é<text:span text:style-name="T16">limination</text:span> du travail au noir n'existe pas ici. Aux entrepreneurs, la régularisation coûte 500 euros par travailleur. ′′Et à quoi bon ?", dit Hamala Sissoko, le vendeur de Nike <text:span text:style-name="T16">contrefaits</text:span>, ′′personne ne contrôle <text:span text:style-name="T16">quoi que ce soit</text:span>". </text:p>
        <text:p text:style-name="P12"/>
        <text:p text:style-name="P12">Ou plutôt. Le jour de l'inspection, ils vous préviennent de rester ici. 3 euros de l'heure pour 10 heures. Les camions caporaux arrivent tous les matins à 4 h 4, puis de nouveau à 6 h 6, et s'arrêtent dans le slarge devant le siège de la CGIL. Même les carabiniers se garent là-bas, mais ils arrivent plus tard. Ils ne viennent pas pour les caporaux, mais parce que dans le bus pour Foggia personne ne monte sans masque.</text:p>
        <text:p text:style-name="P8"/>
        <text:p text:style-name="Standard">"Cerca su Google: Lagos", mi dice un ragazzo. "Vivevo lì. Ed era molto meglio".</text:p>
        <text:p text:style-name="Standard">Il suo amico, che sta smontando una vecchia Passat, in Ghana era un architetto. "L'Italia ha mille problemi. Potreste usarci per migliorarla, le nostre competenze, o anche solo le nostre energie: e invece ci sprecate così. La nostra battaglia è per tutti voi", dice. Perché poi, in fondo, in Italia oggi un giornalista è pagato uguale. </text:p>
        <text:p text:style-name="Standard">Ma per il governo, Borgo Mezzanone non è che una questione di ordine pubblico. E a tutti gli altri, semplicemente, non interessa. Sinistra inclusa. A parte Intersos, e un paio di attivisti, qui non c'è nessuno. Stanno tutti su Facebook a dire: Black Lives Matter.</text:p>
        <text:p text:style-name="Standard">[Foto di Francesca Borri]</text:p>
        <text:p text:style-name="Standard">[Il Ghetto di Borgo Mezzanone, Foggia, l'11 giugno 2020]</text:p>
      </text:section>
      <text:p text:style-name="Standard"/>
      <text:p text:style-name="Standard"><text:soft-page-break/></text:p>
      <text:p text:style-name="Standard"/>
      <text:p text:style-name="Standard"/>
      <text:p text:style-name="Standard"/>
      <text:p text:style-name="Standard"/>
      <text:p text:style-name="Standard"/>
      <text:p text:style-name="Standard"/>
      <text:p text:style-name="Standard">′′ Recherche sur Google : Lagos ", me dit un gars. ′′ J ' y habitais. Et c'était beaucoup mieux ".</text:p>
      <text:p text:style-name="Standard">Son ami qui démonte une vieille Passat au Ghana était architecte. ′′ L ' Italie a mille problèmes. Vous pourriez nous utiliser pour l'améliorer, nos compétences, ou même juste notre énergie : mais vous nous gaspillez ainsi. Notre bataille est pour vous tous ", dit-il. Parce qu'au fond, en Italie aujourd'hui, un journaliste est payé pareil.</text:p>
      <text:p text:style-name="Standard">Mais pour le gouvernement, Borgo Mezzanone n'est qu'une question d'ordre public. Et tout le monde s'en moque simplement. Y compris à gauche. À part Intersos et quelques activistes, il n'y a personne ici. Tout le monde est sur Facebook à dire : Black Lives Matter.</text:p>
      <text:p text:style-name="Standard">[Photo de Francesca Borri]</text:p>
      <text:p text:style-name="Standard">[Le Ghetto de Borgo Mezzanone, Foggia, le 11 juin 20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21:56:42.163947795</meta:creation-date>
    <dc:date>2020-07-07T21:31:14.450207667</dc:date>
    <meta:editing-duration>PT1H22M32S</meta:editing-duration>
    <meta:editing-cycles>11</meta:editing-cycles>
    <meta:generator>LibreOffice/4.2.8.2$Linux_X86_64 LibreOffice_project/420m0$Build-2</meta:generator>
    <meta:document-statistic meta:table-count="0" meta:image-count="0" meta:object-count="0" meta:page-count="3" meta:paragraph-count="30" meta:word-count="1315" meta:character-count="7620" meta:non-whitespace-character-count="6327"/>
  </office:meta>
</office:document-meta>
</file>